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stroke-linejoin="round" svg:stroke-linecap="round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14cm" svg:stroke-color="#000000" draw:stroke-linejoin="round" svg:stroke-linecap="round" draw:fill="none" fo:padding-top="0.007cm" fo:padding-bottom="0.007cm" fo:padding-left="0.007cm" fo:padding-right="0.007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g>
          <draw:g>
            <draw:path draw:style-name="gr1" draw:text-style-name="P1" draw:layer="layout" svg:width="0.635cm" svg:height="0.635cm" draw:transform="rotate (-1.5707963267949) translate (18.479cm 2.60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8.479cm 4.38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9.177cm 3.55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9.939cm 3.49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20.32cm 2.53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8.161cm 2.53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8.161cm 4.69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20.32cm 4.69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9.114cm 3.745cm)" svg:viewBox="0 0 128 128" svg:d="M0 64c0-35 29-64 65-64 35 0 63 29 63 64s-28 64-63 64c-36 0-65-29-65-64z">
              <text:p/>
            </draw:path>
            <draw:line draw:style-name="gr1" draw:text-style-name="P1" draw:layer="layout" svg:x1="19.05cm" svg:y1="3.809cm" svg:x2="18.796cm" svg:y2="3.809cm">
              <text:p/>
            </draw:line>
            <draw:line draw:style-name="gr1" draw:text-style-name="P1" draw:layer="layout" svg:x1="19.05cm" svg:y1="4.063cm" svg:x2="19.05cm" svg:y2="3.809cm">
              <text:p/>
            </draw:line>
            <draw:line draw:style-name="gr1" draw:text-style-name="P1" draw:layer="layout" svg:x1="19.05cm" svg:y1="3.809cm" svg:x2="19.05cm" svg:y2="3.555cm">
              <text:p/>
            </draw:line>
            <draw:line draw:style-name="gr1" draw:text-style-name="P1" draw:layer="layout" svg:x1="19.304cm" svg:y1="3.809cm" svg:x2="19.05cm" svg:y2="3.809cm">
              <text:p/>
            </draw:line>
            <draw:line draw:style-name="gr2" draw:text-style-name="P1" draw:layer="layout" svg:x1="18.161cm" svg:y1="2.539cm" svg:x2="19.939cm" svg:y2="2.539cm">
              <text:p/>
            </draw:line>
            <draw:line draw:style-name="gr2" draw:text-style-name="P1" draw:layer="layout" svg:x1="17.78cm" svg:y1="4.698cm" svg:x2="17.78cm" svg:y2="2.92cm">
              <text:p/>
            </draw:line>
            <draw:line draw:style-name="gr2" draw:text-style-name="P1" draw:layer="layout" svg:x1="19.939cm" svg:y1="5.079cm" svg:x2="18.161cm" svg:y2="5.079cm">
              <text:p/>
            </draw:line>
            <draw:line draw:style-name="gr2" draw:text-style-name="P1" draw:layer="layout" svg:x1="20.32cm" svg:y1="2.92cm" svg:x2="20.32cm" svg:y2="4.698cm">
              <text:p/>
            </draw:line>
            <draw:path draw:style-name="gr1" draw:text-style-name="P1" draw:layer="layout" svg:width="0.024cm" svg:height="0.024cm" draw:transform="rotate (-1.5707963267949) translate (18.1735cm 2.90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8.1735cm 4.68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8.479cm 5.14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8.479cm 6.92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9.177cm 6.09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9.939cm 6.03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20.32cm 5.07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8.161cm 5.07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8.161cm 7.23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20.32cm 7.23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9.114cm 6.285cm)" svg:viewBox="0 0 128 128" svg:d="M0 64c0-35 29-64 65-64 35 0 63 29 63 64s-28 64-63 64c-36 0-65-29-65-64z">
              <text:p/>
            </draw:path>
            <draw:line draw:style-name="gr1" draw:text-style-name="P1" draw:layer="layout" svg:x1="19.05cm" svg:y1="6.349cm" svg:x2="18.796cm" svg:y2="6.349cm">
              <text:p/>
            </draw:line>
            <draw:line draw:style-name="gr1" draw:text-style-name="P1" draw:layer="layout" svg:x1="19.05cm" svg:y1="6.603cm" svg:x2="19.05cm" svg:y2="6.349cm">
              <text:p/>
            </draw:line>
            <draw:line draw:style-name="gr1" draw:text-style-name="P1" draw:layer="layout" svg:x1="19.05cm" svg:y1="6.349cm" svg:x2="19.05cm" svg:y2="6.095cm">
              <text:p/>
            </draw:line>
            <draw:line draw:style-name="gr1" draw:text-style-name="P1" draw:layer="layout" svg:x1="19.304cm" svg:y1="6.349cm" svg:x2="19.05cm" svg:y2="6.349cm">
              <text:p/>
            </draw:line>
            <draw:line draw:style-name="gr2" draw:text-style-name="P1" draw:layer="layout" svg:x1="18.161cm" svg:y1="5.079cm" svg:x2="19.939cm" svg:y2="5.079cm">
              <text:p/>
            </draw:line>
            <draw:line draw:style-name="gr2" draw:text-style-name="P1" draw:layer="layout" svg:x1="17.78cm" svg:y1="7.238cm" svg:x2="17.78cm" svg:y2="5.46cm">
              <text:p/>
            </draw:line>
            <draw:line draw:style-name="gr2" draw:text-style-name="P1" draw:layer="layout" svg:x1="19.939cm" svg:y1="7.619cm" svg:x2="18.161cm" svg:y2="7.619cm">
              <text:p/>
            </draw:line>
            <draw:line draw:style-name="gr2" draw:text-style-name="P1" draw:layer="layout" svg:x1="20.32cm" svg:y1="5.46cm" svg:x2="20.32cm" svg:y2="7.238cm">
              <text:p/>
            </draw:line>
            <draw:path draw:style-name="gr1" draw:text-style-name="P1" draw:layer="layout" svg:width="0.024cm" svg:height="0.024cm" draw:transform="rotate (-1.5707963267949) translate (18.1735cm 5.44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8.1735cm 7.22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8.479cm 7.68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8.479cm 9.46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9.177cm 8.63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9.939cm 8.57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20.32cm 7.61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8.161cm 7.61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8.161cm 9.77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20.32cm 9.77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9.114cm 8.825cm)" svg:viewBox="0 0 128 128" svg:d="M0 64c0-35 29-64 65-64 35 0 63 29 63 64s-28 64-63 64c-36 0-65-29-65-64z">
              <text:p/>
            </draw:path>
            <draw:line draw:style-name="gr1" draw:text-style-name="P1" draw:layer="layout" svg:x1="19.05cm" svg:y1="8.889cm" svg:x2="18.796cm" svg:y2="8.889cm">
              <text:p/>
            </draw:line>
            <draw:line draw:style-name="gr1" draw:text-style-name="P1" draw:layer="layout" svg:x1="19.05cm" svg:y1="9.143cm" svg:x2="19.05cm" svg:y2="8.889cm">
              <text:p/>
            </draw:line>
            <draw:line draw:style-name="gr1" draw:text-style-name="P1" draw:layer="layout" svg:x1="19.05cm" svg:y1="8.889cm" svg:x2="19.05cm" svg:y2="8.635cm">
              <text:p/>
            </draw:line>
            <draw:line draw:style-name="gr1" draw:text-style-name="P1" draw:layer="layout" svg:x1="19.304cm" svg:y1="8.889cm" svg:x2="19.05cm" svg:y2="8.889cm">
              <text:p/>
            </draw:line>
            <draw:line draw:style-name="gr2" draw:text-style-name="P1" draw:layer="layout" svg:x1="18.161cm" svg:y1="7.619cm" svg:x2="19.939cm" svg:y2="7.619cm">
              <text:p/>
            </draw:line>
            <draw:line draw:style-name="gr2" draw:text-style-name="P1" draw:layer="layout" svg:x1="17.78cm" svg:y1="9.778cm" svg:x2="17.78cm" svg:y2="8cm">
              <text:p/>
            </draw:line>
            <draw:line draw:style-name="gr2" draw:text-style-name="P1" draw:layer="layout" svg:x1="19.939cm" svg:y1="10.159cm" svg:x2="18.161cm" svg:y2="10.159cm">
              <text:p/>
            </draw:line>
            <draw:line draw:style-name="gr2" draw:text-style-name="P1" draw:layer="layout" svg:x1="20.32cm" svg:y1="8cm" svg:x2="20.32cm" svg:y2="9.778cm">
              <text:p/>
            </draw:line>
            <draw:path draw:style-name="gr1" draw:text-style-name="P1" draw:layer="layout" svg:width="0.024cm" svg:height="0.024cm" draw:transform="rotate (-1.5707963267949) translate (18.1735cm 7.98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8.1735cm 9.76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5.939cm 2.60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5.939cm 4.38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6.637cm 3.55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7.399cm 3.49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7.78cm 2.53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5.621cm 2.53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5.621cm 4.69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7.78cm 4.69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6.574cm 3.745cm)" svg:viewBox="0 0 128 128" svg:d="M0 64c0-35 29-64 65-64 35 0 63 29 63 64s-28 64-63 64c-36 0-65-29-65-64z">
              <text:p/>
            </draw:path>
            <draw:line draw:style-name="gr1" draw:text-style-name="P1" draw:layer="layout" svg:x1="16.51cm" svg:y1="3.809cm" svg:x2="16.256cm" svg:y2="3.809cm">
              <text:p/>
            </draw:line>
            <draw:line draw:style-name="gr1" draw:text-style-name="P1" draw:layer="layout" svg:x1="16.51cm" svg:y1="4.063cm" svg:x2="16.51cm" svg:y2="3.809cm">
              <text:p/>
            </draw:line>
            <draw:line draw:style-name="gr1" draw:text-style-name="P1" draw:layer="layout" svg:x1="16.51cm" svg:y1="3.809cm" svg:x2="16.51cm" svg:y2="3.555cm">
              <text:p/>
            </draw:line>
            <draw:line draw:style-name="gr1" draw:text-style-name="P1" draw:layer="layout" svg:x1="16.764cm" svg:y1="3.809cm" svg:x2="16.51cm" svg:y2="3.809cm">
              <text:p/>
            </draw:line>
            <draw:line draw:style-name="gr2" draw:text-style-name="P1" draw:layer="layout" svg:x1="15.621cm" svg:y1="2.539cm" svg:x2="17.399cm" svg:y2="2.539cm">
              <text:p/>
            </draw:line>
            <draw:line draw:style-name="gr2" draw:text-style-name="P1" draw:layer="layout" svg:x1="15.24cm" svg:y1="4.698cm" svg:x2="15.24cm" svg:y2="2.92cm">
              <text:p/>
            </draw:line>
            <draw:line draw:style-name="gr2" draw:text-style-name="P1" draw:layer="layout" svg:x1="17.399cm" svg:y1="5.079cm" svg:x2="15.621cm" svg:y2="5.079cm">
              <text:p/>
            </draw:line>
            <draw:line draw:style-name="gr2" draw:text-style-name="P1" draw:layer="layout" svg:x1="17.78cm" svg:y1="2.92cm" svg:x2="17.78cm" svg:y2="4.698cm">
              <text:p/>
            </draw:line>
            <draw:path draw:style-name="gr1" draw:text-style-name="P1" draw:layer="layout" svg:width="0.024cm" svg:height="0.024cm" draw:transform="rotate (-1.5707963267949) translate (15.6335cm 2.90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5.6335cm 4.68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5.939cm 5.14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5.939cm 6.92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6.637cm 6.09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7.399cm 6.03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7.78cm 5.07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5.621cm 5.07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5.621cm 7.23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7.78cm 7.23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6.574cm 6.285cm)" svg:viewBox="0 0 128 128" svg:d="M0 64c0-35 29-64 65-64 35 0 63 29 63 64s-28 64-63 64c-36 0-65-29-65-64z">
              <text:p/>
            </draw:path>
            <draw:line draw:style-name="gr1" draw:text-style-name="P1" draw:layer="layout" svg:x1="16.51cm" svg:y1="6.349cm" svg:x2="16.256cm" svg:y2="6.349cm">
              <text:p/>
            </draw:line>
            <draw:line draw:style-name="gr1" draw:text-style-name="P1" draw:layer="layout" svg:x1="16.51cm" svg:y1="6.603cm" svg:x2="16.51cm" svg:y2="6.349cm">
              <text:p/>
            </draw:line>
            <draw:line draw:style-name="gr1" draw:text-style-name="P1" draw:layer="layout" svg:x1="16.51cm" svg:y1="6.349cm" svg:x2="16.51cm" svg:y2="6.095cm">
              <text:p/>
            </draw:line>
            <draw:line draw:style-name="gr1" draw:text-style-name="P1" draw:layer="layout" svg:x1="16.764cm" svg:y1="6.349cm" svg:x2="16.51cm" svg:y2="6.349cm">
              <text:p/>
            </draw:line>
            <draw:line draw:style-name="gr2" draw:text-style-name="P1" draw:layer="layout" svg:x1="15.621cm" svg:y1="5.079cm" svg:x2="17.399cm" svg:y2="5.079cm">
              <text:p/>
            </draw:line>
            <draw:line draw:style-name="gr2" draw:text-style-name="P1" draw:layer="layout" svg:x1="15.24cm" svg:y1="7.238cm" svg:x2="15.24cm" svg:y2="5.46cm">
              <text:p/>
            </draw:line>
            <draw:line draw:style-name="gr2" draw:text-style-name="P1" draw:layer="layout" svg:x1="17.399cm" svg:y1="7.619cm" svg:x2="15.621cm" svg:y2="7.619cm">
              <text:p/>
            </draw:line>
            <draw:line draw:style-name="gr2" draw:text-style-name="P1" draw:layer="layout" svg:x1="17.78cm" svg:y1="5.46cm" svg:x2="17.78cm" svg:y2="7.238cm">
              <text:p/>
            </draw:line>
            <draw:path draw:style-name="gr1" draw:text-style-name="P1" draw:layer="layout" svg:width="0.024cm" svg:height="0.024cm" draw:transform="rotate (-1.5707963267949) translate (15.6335cm 5.44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5.6335cm 7.22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5.939cm 7.68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5.939cm 9.46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6.637cm 8.63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7.399cm 8.57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7.78cm 7.61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5.621cm 7.61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5.621cm 9.77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7.78cm 9.77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6.574cm 8.825cm)" svg:viewBox="0 0 128 128" svg:d="M0 64c0-35 29-64 65-64 35 0 63 29 63 64s-28 64-63 64c-36 0-65-29-65-64z">
              <text:p/>
            </draw:path>
            <draw:line draw:style-name="gr1" draw:text-style-name="P1" draw:layer="layout" svg:x1="16.51cm" svg:y1="8.889cm" svg:x2="16.256cm" svg:y2="8.889cm">
              <text:p/>
            </draw:line>
            <draw:line draw:style-name="gr1" draw:text-style-name="P1" draw:layer="layout" svg:x1="16.51cm" svg:y1="9.143cm" svg:x2="16.51cm" svg:y2="8.889cm">
              <text:p/>
            </draw:line>
            <draw:line draw:style-name="gr1" draw:text-style-name="P1" draw:layer="layout" svg:x1="16.51cm" svg:y1="8.889cm" svg:x2="16.51cm" svg:y2="8.635cm">
              <text:p/>
            </draw:line>
            <draw:line draw:style-name="gr1" draw:text-style-name="P1" draw:layer="layout" svg:x1="16.764cm" svg:y1="8.889cm" svg:x2="16.51cm" svg:y2="8.889cm">
              <text:p/>
            </draw:line>
            <draw:line draw:style-name="gr2" draw:text-style-name="P1" draw:layer="layout" svg:x1="15.621cm" svg:y1="7.619cm" svg:x2="17.399cm" svg:y2="7.619cm">
              <text:p/>
            </draw:line>
            <draw:line draw:style-name="gr2" draw:text-style-name="P1" draw:layer="layout" svg:x1="15.24cm" svg:y1="9.778cm" svg:x2="15.24cm" svg:y2="8cm">
              <text:p/>
            </draw:line>
            <draw:line draw:style-name="gr2" draw:text-style-name="P1" draw:layer="layout" svg:x1="17.399cm" svg:y1="10.159cm" svg:x2="15.621cm" svg:y2="10.159cm">
              <text:p/>
            </draw:line>
            <draw:line draw:style-name="gr2" draw:text-style-name="P1" draw:layer="layout" svg:x1="17.78cm" svg:y1="8cm" svg:x2="17.78cm" svg:y2="9.778cm">
              <text:p/>
            </draw:line>
            <draw:path draw:style-name="gr1" draw:text-style-name="P1" draw:layer="layout" svg:width="0.024cm" svg:height="0.024cm" draw:transform="rotate (-1.5707963267949) translate (15.6335cm 7.98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5.6335cm 9.76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3.399cm 2.60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3.399cm 4.38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4.097cm 3.55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4.859cm 3.49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5.24cm 2.53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3.081cm 2.53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3.081cm 4.69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5.24cm 4.69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4.034cm 3.745cm)" svg:viewBox="0 0 128 128" svg:d="M0 64c0-35 29-64 65-64 35 0 63 29 63 64s-28 64-63 64c-36 0-65-29-65-64z">
              <text:p/>
            </draw:path>
            <draw:line draw:style-name="gr1" draw:text-style-name="P1" draw:layer="layout" svg:x1="13.97cm" svg:y1="3.809cm" svg:x2="13.716cm" svg:y2="3.809cm">
              <text:p/>
            </draw:line>
            <draw:line draw:style-name="gr1" draw:text-style-name="P1" draw:layer="layout" svg:x1="13.97cm" svg:y1="4.063cm" svg:x2="13.97cm" svg:y2="3.809cm">
              <text:p/>
            </draw:line>
            <draw:line draw:style-name="gr1" draw:text-style-name="P1" draw:layer="layout" svg:x1="13.97cm" svg:y1="3.809cm" svg:x2="13.97cm" svg:y2="3.555cm">
              <text:p/>
            </draw:line>
            <draw:line draw:style-name="gr1" draw:text-style-name="P1" draw:layer="layout" svg:x1="14.224cm" svg:y1="3.809cm" svg:x2="13.97cm" svg:y2="3.809cm">
              <text:p/>
            </draw:line>
            <draw:line draw:style-name="gr2" draw:text-style-name="P1" draw:layer="layout" svg:x1="13.081cm" svg:y1="2.539cm" svg:x2="14.859cm" svg:y2="2.539cm">
              <text:p/>
            </draw:line>
            <draw:line draw:style-name="gr2" draw:text-style-name="P1" draw:layer="layout" svg:x1="12.7cm" svg:y1="4.698cm" svg:x2="12.7cm" svg:y2="2.92cm">
              <text:p/>
            </draw:line>
            <draw:line draw:style-name="gr2" draw:text-style-name="P1" draw:layer="layout" svg:x1="14.859cm" svg:y1="5.079cm" svg:x2="13.081cm" svg:y2="5.079cm">
              <text:p/>
            </draw:line>
            <draw:line draw:style-name="gr2" draw:text-style-name="P1" draw:layer="layout" svg:x1="15.24cm" svg:y1="2.92cm" svg:x2="15.24cm" svg:y2="4.698cm">
              <text:p/>
            </draw:line>
            <draw:path draw:style-name="gr1" draw:text-style-name="P1" draw:layer="layout" svg:width="0.024cm" svg:height="0.024cm" draw:transform="rotate (-1.5707963267949) translate (13.0935cm 2.90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3.0935cm 4.68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3.399cm 5.14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3.399cm 6.92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4.097cm 6.09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4.859cm 6.03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5.24cm 5.07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3.081cm 5.07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3.081cm 7.23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5.24cm 7.23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4.034cm 6.285cm)" svg:viewBox="0 0 128 128" svg:d="M0 64c0-35 29-64 65-64 35 0 63 29 63 64s-28 64-63 64c-36 0-65-29-65-64z">
              <text:p/>
            </draw:path>
            <draw:line draw:style-name="gr1" draw:text-style-name="P1" draw:layer="layout" svg:x1="13.97cm" svg:y1="6.349cm" svg:x2="13.716cm" svg:y2="6.349cm">
              <text:p/>
            </draw:line>
            <draw:line draw:style-name="gr1" draw:text-style-name="P1" draw:layer="layout" svg:x1="13.97cm" svg:y1="6.603cm" svg:x2="13.97cm" svg:y2="6.349cm">
              <text:p/>
            </draw:line>
            <draw:line draw:style-name="gr1" draw:text-style-name="P1" draw:layer="layout" svg:x1="13.97cm" svg:y1="6.349cm" svg:x2="13.97cm" svg:y2="6.095cm">
              <text:p/>
            </draw:line>
            <draw:line draw:style-name="gr1" draw:text-style-name="P1" draw:layer="layout" svg:x1="14.224cm" svg:y1="6.349cm" svg:x2="13.97cm" svg:y2="6.349cm">
              <text:p/>
            </draw:line>
            <draw:line draw:style-name="gr2" draw:text-style-name="P1" draw:layer="layout" svg:x1="13.081cm" svg:y1="5.079cm" svg:x2="14.859cm" svg:y2="5.079cm">
              <text:p/>
            </draw:line>
            <draw:line draw:style-name="gr2" draw:text-style-name="P1" draw:layer="layout" svg:x1="12.7cm" svg:y1="7.238cm" svg:x2="12.7cm" svg:y2="5.46cm">
              <text:p/>
            </draw:line>
            <draw:line draw:style-name="gr2" draw:text-style-name="P1" draw:layer="layout" svg:x1="14.859cm" svg:y1="7.619cm" svg:x2="13.081cm" svg:y2="7.619cm">
              <text:p/>
            </draw:line>
            <draw:line draw:style-name="gr2" draw:text-style-name="P1" draw:layer="layout" svg:x1="15.24cm" svg:y1="5.46cm" svg:x2="15.24cm" svg:y2="7.238cm">
              <text:p/>
            </draw:line>
            <draw:path draw:style-name="gr1" draw:text-style-name="P1" draw:layer="layout" svg:width="0.024cm" svg:height="0.024cm" draw:transform="rotate (-1.5707963267949) translate (13.0935cm 5.44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3.0935cm 7.22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3.399cm 7.68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3.399cm 9.46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4.097cm 8.63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4.859cm 8.57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5.24cm 7.61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3.081cm 7.61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3.081cm 9.77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5.24cm 9.77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4.034cm 8.825cm)" svg:viewBox="0 0 128 128" svg:d="M0 64c0-35 29-64 65-64 35 0 63 29 63 64s-28 64-63 64c-36 0-65-29-65-64z">
              <text:p/>
            </draw:path>
            <draw:line draw:style-name="gr1" draw:text-style-name="P1" draw:layer="layout" svg:x1="13.97cm" svg:y1="8.889cm" svg:x2="13.716cm" svg:y2="8.889cm">
              <text:p/>
            </draw:line>
            <draw:line draw:style-name="gr1" draw:text-style-name="P1" draw:layer="layout" svg:x1="13.97cm" svg:y1="9.143cm" svg:x2="13.97cm" svg:y2="8.889cm">
              <text:p/>
            </draw:line>
            <draw:line draw:style-name="gr1" draw:text-style-name="P1" draw:layer="layout" svg:x1="13.97cm" svg:y1="8.889cm" svg:x2="13.97cm" svg:y2="8.635cm">
              <text:p/>
            </draw:line>
            <draw:line draw:style-name="gr1" draw:text-style-name="P1" draw:layer="layout" svg:x1="14.224cm" svg:y1="8.889cm" svg:x2="13.97cm" svg:y2="8.889cm">
              <text:p/>
            </draw:line>
            <draw:line draw:style-name="gr2" draw:text-style-name="P1" draw:layer="layout" svg:x1="13.081cm" svg:y1="7.619cm" svg:x2="14.859cm" svg:y2="7.619cm">
              <text:p/>
            </draw:line>
            <draw:line draw:style-name="gr2" draw:text-style-name="P1" draw:layer="layout" svg:x1="12.7cm" svg:y1="9.778cm" svg:x2="12.7cm" svg:y2="8cm">
              <text:p/>
            </draw:line>
            <draw:line draw:style-name="gr2" draw:text-style-name="P1" draw:layer="layout" svg:x1="14.859cm" svg:y1="10.159cm" svg:x2="13.081cm" svg:y2="10.159cm">
              <text:p/>
            </draw:line>
            <draw:line draw:style-name="gr2" draw:text-style-name="P1" draw:layer="layout" svg:x1="15.24cm" svg:y1="8cm" svg:x2="15.24cm" svg:y2="9.778cm">
              <text:p/>
            </draw:line>
            <draw:path draw:style-name="gr1" draw:text-style-name="P1" draw:layer="layout" svg:width="0.024cm" svg:height="0.024cm" draw:transform="rotate (-1.5707963267949) translate (13.0935cm 7.98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3.0935cm 9.76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0.859cm 2.60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0.859cm 4.38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1.557cm 3.55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2.319cm 3.49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2.7cm 2.53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0.541cm 2.53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0.541cm 4.69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2.7cm 4.69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1.494cm 3.745cm)" svg:viewBox="0 0 128 128" svg:d="M0 64c0-35 29-64 65-64 35 0 63 29 63 64s-28 64-63 64c-36 0-65-29-65-64z">
              <text:p/>
            </draw:path>
            <draw:line draw:style-name="gr1" draw:text-style-name="P1" draw:layer="layout" svg:x1="11.43cm" svg:y1="3.809cm" svg:x2="11.176cm" svg:y2="3.809cm">
              <text:p/>
            </draw:line>
            <draw:line draw:style-name="gr1" draw:text-style-name="P1" draw:layer="layout" svg:x1="11.43cm" svg:y1="4.063cm" svg:x2="11.43cm" svg:y2="3.809cm">
              <text:p/>
            </draw:line>
            <draw:line draw:style-name="gr1" draw:text-style-name="P1" draw:layer="layout" svg:x1="11.43cm" svg:y1="3.809cm" svg:x2="11.43cm" svg:y2="3.555cm">
              <text:p/>
            </draw:line>
            <draw:line draw:style-name="gr1" draw:text-style-name="P1" draw:layer="layout" svg:x1="11.684cm" svg:y1="3.809cm" svg:x2="11.43cm" svg:y2="3.809cm">
              <text:p/>
            </draw:line>
            <draw:line draw:style-name="gr2" draw:text-style-name="P1" draw:layer="layout" svg:x1="10.541cm" svg:y1="2.539cm" svg:x2="12.319cm" svg:y2="2.539cm">
              <text:p/>
            </draw:line>
            <draw:line draw:style-name="gr2" draw:text-style-name="P1" draw:layer="layout" svg:x1="10.16cm" svg:y1="4.698cm" svg:x2="10.16cm" svg:y2="2.92cm">
              <text:p/>
            </draw:line>
            <draw:line draw:style-name="gr2" draw:text-style-name="P1" draw:layer="layout" svg:x1="12.319cm" svg:y1="5.079cm" svg:x2="10.541cm" svg:y2="5.079cm">
              <text:p/>
            </draw:line>
            <draw:line draw:style-name="gr2" draw:text-style-name="P1" draw:layer="layout" svg:x1="12.7cm" svg:y1="2.92cm" svg:x2="12.7cm" svg:y2="4.698cm">
              <text:p/>
            </draw:line>
            <draw:path draw:style-name="gr1" draw:text-style-name="P1" draw:layer="layout" svg:width="0.024cm" svg:height="0.024cm" draw:transform="rotate (-1.5707963267949) translate (10.5535cm 2.90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0.5535cm 4.68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0.859cm 5.14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0.859cm 6.92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1.557cm 6.09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2.319cm 6.03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2.7cm 5.07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0.541cm 5.07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0.541cm 7.23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2.7cm 7.23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1.494cm 6.285cm)" svg:viewBox="0 0 128 128" svg:d="M0 64c0-35 29-64 65-64 35 0 63 29 63 64s-28 64-63 64c-36 0-65-29-65-64z">
              <text:p/>
            </draw:path>
            <draw:line draw:style-name="gr1" draw:text-style-name="P1" draw:layer="layout" svg:x1="11.43cm" svg:y1="6.349cm" svg:x2="11.176cm" svg:y2="6.349cm">
              <text:p/>
            </draw:line>
            <draw:line draw:style-name="gr1" draw:text-style-name="P1" draw:layer="layout" svg:x1="11.43cm" svg:y1="6.603cm" svg:x2="11.43cm" svg:y2="6.349cm">
              <text:p/>
            </draw:line>
            <draw:line draw:style-name="gr1" draw:text-style-name="P1" draw:layer="layout" svg:x1="11.43cm" svg:y1="6.349cm" svg:x2="11.43cm" svg:y2="6.095cm">
              <text:p/>
            </draw:line>
            <draw:line draw:style-name="gr1" draw:text-style-name="P1" draw:layer="layout" svg:x1="11.684cm" svg:y1="6.349cm" svg:x2="11.43cm" svg:y2="6.349cm">
              <text:p/>
            </draw:line>
            <draw:line draw:style-name="gr2" draw:text-style-name="P1" draw:layer="layout" svg:x1="10.541cm" svg:y1="5.079cm" svg:x2="12.319cm" svg:y2="5.079cm">
              <text:p/>
            </draw:line>
            <draw:line draw:style-name="gr2" draw:text-style-name="P1" draw:layer="layout" svg:x1="10.16cm" svg:y1="7.238cm" svg:x2="10.16cm" svg:y2="5.46cm">
              <text:p/>
            </draw:line>
            <draw:line draw:style-name="gr2" draw:text-style-name="P1" draw:layer="layout" svg:x1="12.319cm" svg:y1="7.619cm" svg:x2="10.541cm" svg:y2="7.619cm">
              <text:p/>
            </draw:line>
            <draw:line draw:style-name="gr2" draw:text-style-name="P1" draw:layer="layout" svg:x1="12.7cm" svg:y1="5.46cm" svg:x2="12.7cm" svg:y2="7.238cm">
              <text:p/>
            </draw:line>
            <draw:path draw:style-name="gr1" draw:text-style-name="P1" draw:layer="layout" svg:width="0.024cm" svg:height="0.024cm" draw:transform="rotate (-1.5707963267949) translate (10.5535cm 5.44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0.5535cm 7.22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10.859cm 7.68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10.859cm 9.46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11.557cm 8.63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12.319cm 8.57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2.7cm 7.61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10.541cm 7.61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10.541cm 9.77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2.7cm 9.77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11.494cm 8.825cm)" svg:viewBox="0 0 128 128" svg:d="M0 64c0-35 29-64 65-64 35 0 63 29 63 64s-28 64-63 64c-36 0-65-29-65-64z">
              <text:p/>
            </draw:path>
            <draw:line draw:style-name="gr1" draw:text-style-name="P1" draw:layer="layout" svg:x1="11.43cm" svg:y1="8.889cm" svg:x2="11.176cm" svg:y2="8.889cm">
              <text:p/>
            </draw:line>
            <draw:line draw:style-name="gr1" draw:text-style-name="P1" draw:layer="layout" svg:x1="11.43cm" svg:y1="9.143cm" svg:x2="11.43cm" svg:y2="8.889cm">
              <text:p/>
            </draw:line>
            <draw:line draw:style-name="gr1" draw:text-style-name="P1" draw:layer="layout" svg:x1="11.43cm" svg:y1="8.889cm" svg:x2="11.43cm" svg:y2="8.635cm">
              <text:p/>
            </draw:line>
            <draw:line draw:style-name="gr1" draw:text-style-name="P1" draw:layer="layout" svg:x1="11.684cm" svg:y1="8.889cm" svg:x2="11.43cm" svg:y2="8.889cm">
              <text:p/>
            </draw:line>
            <draw:line draw:style-name="gr2" draw:text-style-name="P1" draw:layer="layout" svg:x1="10.541cm" svg:y1="7.619cm" svg:x2="12.319cm" svg:y2="7.619cm">
              <text:p/>
            </draw:line>
            <draw:line draw:style-name="gr2" draw:text-style-name="P1" draw:layer="layout" svg:x1="10.16cm" svg:y1="9.778cm" svg:x2="10.16cm" svg:y2="8cm">
              <text:p/>
            </draw:line>
            <draw:line draw:style-name="gr2" draw:text-style-name="P1" draw:layer="layout" svg:x1="12.319cm" svg:y1="10.159cm" svg:x2="10.541cm" svg:y2="10.159cm">
              <text:p/>
            </draw:line>
            <draw:line draw:style-name="gr2" draw:text-style-name="P1" draw:layer="layout" svg:x1="12.7cm" svg:y1="8cm" svg:x2="12.7cm" svg:y2="9.778cm">
              <text:p/>
            </draw:line>
            <draw:path draw:style-name="gr1" draw:text-style-name="P1" draw:layer="layout" svg:width="0.024cm" svg:height="0.024cm" draw:transform="rotate (-1.5707963267949) translate (10.5535cm 7.98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10.5535cm 9.76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8.319cm 2.60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8.319cm 4.38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9.017cm 3.55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9.779cm 3.49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0.16cm 2.53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8.001cm 2.53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8.001cm 4.69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0.16cm 4.69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8.954cm 3.745cm)" svg:viewBox="0 0 128 128" svg:d="M0 64c0-35 29-64 65-64 35 0 63 29 63 64s-28 64-63 64c-36 0-65-29-65-64z">
              <text:p/>
            </draw:path>
            <draw:line draw:style-name="gr1" draw:text-style-name="P1" draw:layer="layout" svg:x1="8.89cm" svg:y1="3.809cm" svg:x2="8.636cm" svg:y2="3.809cm">
              <text:p/>
            </draw:line>
            <draw:line draw:style-name="gr1" draw:text-style-name="P1" draw:layer="layout" svg:x1="8.89cm" svg:y1="4.063cm" svg:x2="8.89cm" svg:y2="3.809cm">
              <text:p/>
            </draw:line>
            <draw:line draw:style-name="gr1" draw:text-style-name="P1" draw:layer="layout" svg:x1="8.89cm" svg:y1="3.809cm" svg:x2="8.89cm" svg:y2="3.555cm">
              <text:p/>
            </draw:line>
            <draw:line draw:style-name="gr1" draw:text-style-name="P1" draw:layer="layout" svg:x1="9.144cm" svg:y1="3.809cm" svg:x2="8.89cm" svg:y2="3.809cm">
              <text:p/>
            </draw:line>
            <draw:line draw:style-name="gr2" draw:text-style-name="P1" draw:layer="layout" svg:x1="8.001cm" svg:y1="2.539cm" svg:x2="9.779cm" svg:y2="2.539cm">
              <text:p/>
            </draw:line>
            <draw:line draw:style-name="gr2" draw:text-style-name="P1" draw:layer="layout" svg:x1="7.62cm" svg:y1="4.698cm" svg:x2="7.62cm" svg:y2="2.92cm">
              <text:p/>
            </draw:line>
            <draw:line draw:style-name="gr2" draw:text-style-name="P1" draw:layer="layout" svg:x1="9.779cm" svg:y1="5.079cm" svg:x2="8.001cm" svg:y2="5.079cm">
              <text:p/>
            </draw:line>
            <draw:line draw:style-name="gr2" draw:text-style-name="P1" draw:layer="layout" svg:x1="10.16cm" svg:y1="2.92cm" svg:x2="10.16cm" svg:y2="4.698cm">
              <text:p/>
            </draw:line>
            <draw:path draw:style-name="gr1" draw:text-style-name="P1" draw:layer="layout" svg:width="0.024cm" svg:height="0.024cm" draw:transform="rotate (-1.5707963267949) translate (8.0135cm 2.90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8.0135cm 4.68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8.319cm 5.14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8.319cm 6.92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9.017cm 6.09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9.779cm 6.03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0.16cm 5.07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8.001cm 5.07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8.001cm 7.23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0.16cm 7.23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8.954cm 6.285cm)" svg:viewBox="0 0 128 128" svg:d="M0 64c0-35 29-64 65-64 35 0 63 29 63 64s-28 64-63 64c-36 0-65-29-65-64z">
              <text:p/>
            </draw:path>
            <draw:line draw:style-name="gr1" draw:text-style-name="P1" draw:layer="layout" svg:x1="8.89cm" svg:y1="6.349cm" svg:x2="8.636cm" svg:y2="6.349cm">
              <text:p/>
            </draw:line>
            <draw:line draw:style-name="gr1" draw:text-style-name="P1" draw:layer="layout" svg:x1="8.89cm" svg:y1="6.603cm" svg:x2="8.89cm" svg:y2="6.349cm">
              <text:p/>
            </draw:line>
            <draw:line draw:style-name="gr1" draw:text-style-name="P1" draw:layer="layout" svg:x1="8.89cm" svg:y1="6.349cm" svg:x2="8.89cm" svg:y2="6.095cm">
              <text:p/>
            </draw:line>
            <draw:line draw:style-name="gr1" draw:text-style-name="P1" draw:layer="layout" svg:x1="9.144cm" svg:y1="6.349cm" svg:x2="8.89cm" svg:y2="6.349cm">
              <text:p/>
            </draw:line>
            <draw:line draw:style-name="gr2" draw:text-style-name="P1" draw:layer="layout" svg:x1="8.001cm" svg:y1="5.079cm" svg:x2="9.779cm" svg:y2="5.079cm">
              <text:p/>
            </draw:line>
            <draw:line draw:style-name="gr2" draw:text-style-name="P1" draw:layer="layout" svg:x1="7.62cm" svg:y1="7.238cm" svg:x2="7.62cm" svg:y2="5.46cm">
              <text:p/>
            </draw:line>
            <draw:line draw:style-name="gr2" draw:text-style-name="P1" draw:layer="layout" svg:x1="9.779cm" svg:y1="7.619cm" svg:x2="8.001cm" svg:y2="7.619cm">
              <text:p/>
            </draw:line>
            <draw:line draw:style-name="gr2" draw:text-style-name="P1" draw:layer="layout" svg:x1="10.16cm" svg:y1="5.46cm" svg:x2="10.16cm" svg:y2="7.238cm">
              <text:p/>
            </draw:line>
            <draw:path draw:style-name="gr1" draw:text-style-name="P1" draw:layer="layout" svg:width="0.024cm" svg:height="0.024cm" draw:transform="rotate (-1.5707963267949) translate (8.0135cm 5.44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8.0135cm 7.22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8.319cm 7.68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8.319cm 9.46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9.017cm 8.63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9.779cm 8.57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10.16cm 7.61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8.001cm 7.61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8.001cm 9.77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10.16cm 9.77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8.954cm 8.825cm)" svg:viewBox="0 0 128 128" svg:d="M0 64c0-35 29-64 65-64 35 0 63 29 63 64s-28 64-63 64c-36 0-65-29-65-64z">
              <text:p/>
            </draw:path>
            <draw:line draw:style-name="gr1" draw:text-style-name="P1" draw:layer="layout" svg:x1="8.89cm" svg:y1="8.889cm" svg:x2="8.636cm" svg:y2="8.889cm">
              <text:p/>
            </draw:line>
            <draw:line draw:style-name="gr1" draw:text-style-name="P1" draw:layer="layout" svg:x1="8.89cm" svg:y1="9.143cm" svg:x2="8.89cm" svg:y2="8.889cm">
              <text:p/>
            </draw:line>
            <draw:line draw:style-name="gr1" draw:text-style-name="P1" draw:layer="layout" svg:x1="8.89cm" svg:y1="8.889cm" svg:x2="8.89cm" svg:y2="8.635cm">
              <text:p/>
            </draw:line>
            <draw:line draw:style-name="gr1" draw:text-style-name="P1" draw:layer="layout" svg:x1="9.144cm" svg:y1="8.889cm" svg:x2="8.89cm" svg:y2="8.889cm">
              <text:p/>
            </draw:line>
            <draw:line draw:style-name="gr2" draw:text-style-name="P1" draw:layer="layout" svg:x1="8.001cm" svg:y1="7.619cm" svg:x2="9.779cm" svg:y2="7.619cm">
              <text:p/>
            </draw:line>
            <draw:line draw:style-name="gr2" draw:text-style-name="P1" draw:layer="layout" svg:x1="7.62cm" svg:y1="9.778cm" svg:x2="7.62cm" svg:y2="8cm">
              <text:p/>
            </draw:line>
            <draw:line draw:style-name="gr2" draw:text-style-name="P1" draw:layer="layout" svg:x1="9.779cm" svg:y1="10.159cm" svg:x2="8.001cm" svg:y2="10.159cm">
              <text:p/>
            </draw:line>
            <draw:line draw:style-name="gr2" draw:text-style-name="P1" draw:layer="layout" svg:x1="10.16cm" svg:y1="8cm" svg:x2="10.16cm" svg:y2="9.778cm">
              <text:p/>
            </draw:line>
            <draw:path draw:style-name="gr1" draw:text-style-name="P1" draw:layer="layout" svg:width="0.024cm" svg:height="0.024cm" draw:transform="rotate (-1.5707963267949) translate (8.0135cm 7.98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8.0135cm 9.76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5.779cm 2.60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5.779cm 4.38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6.477cm 3.55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7.239cm 3.49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7.62cm 2.53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5.461cm 2.53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5.461cm 4.69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7.62cm 4.69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6.414cm 3.745cm)" svg:viewBox="0 0 128 128" svg:d="M0 64c0-35 29-64 65-64 35 0 63 29 63 64s-28 64-63 64c-36 0-65-29-65-64z">
              <text:p/>
            </draw:path>
            <draw:line draw:style-name="gr1" draw:text-style-name="P1" draw:layer="layout" svg:x1="6.35cm" svg:y1="3.809cm" svg:x2="6.096cm" svg:y2="3.809cm">
              <text:p/>
            </draw:line>
            <draw:line draw:style-name="gr1" draw:text-style-name="P1" draw:layer="layout" svg:x1="6.35cm" svg:y1="4.063cm" svg:x2="6.35cm" svg:y2="3.809cm">
              <text:p/>
            </draw:line>
            <draw:line draw:style-name="gr1" draw:text-style-name="P1" draw:layer="layout" svg:x1="6.35cm" svg:y1="3.809cm" svg:x2="6.35cm" svg:y2="3.555cm">
              <text:p/>
            </draw:line>
            <draw:line draw:style-name="gr1" draw:text-style-name="P1" draw:layer="layout" svg:x1="6.604cm" svg:y1="3.809cm" svg:x2="6.35cm" svg:y2="3.809cm">
              <text:p/>
            </draw:line>
            <draw:line draw:style-name="gr2" draw:text-style-name="P1" draw:layer="layout" svg:x1="5.461cm" svg:y1="2.539cm" svg:x2="7.239cm" svg:y2="2.539cm">
              <text:p/>
            </draw:line>
            <draw:line draw:style-name="gr2" draw:text-style-name="P1" draw:layer="layout" svg:x1="5.08cm" svg:y1="4.698cm" svg:x2="5.08cm" svg:y2="2.92cm">
              <text:p/>
            </draw:line>
            <draw:line draw:style-name="gr2" draw:text-style-name="P1" draw:layer="layout" svg:x1="7.239cm" svg:y1="5.079cm" svg:x2="5.461cm" svg:y2="5.079cm">
              <text:p/>
            </draw:line>
            <draw:line draw:style-name="gr2" draw:text-style-name="P1" draw:layer="layout" svg:x1="7.62cm" svg:y1="2.92cm" svg:x2="7.62cm" svg:y2="4.698cm">
              <text:p/>
            </draw:line>
            <draw:path draw:style-name="gr1" draw:text-style-name="P1" draw:layer="layout" svg:width="0.024cm" svg:height="0.024cm" draw:transform="rotate (-1.5707963267949) translate (5.4735cm 2.90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5.4735cm 4.68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5.779cm 5.14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5.779cm 6.92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6.477cm 6.09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7.239cm 6.03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7.62cm 5.07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5.461cm 5.07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5.461cm 7.23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7.62cm 7.23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6.414cm 6.285cm)" svg:viewBox="0 0 128 128" svg:d="M0 64c0-35 29-64 65-64 35 0 63 29 63 64s-28 64-63 64c-36 0-65-29-65-64z">
              <text:p/>
            </draw:path>
            <draw:line draw:style-name="gr1" draw:text-style-name="P1" draw:layer="layout" svg:x1="6.35cm" svg:y1="6.349cm" svg:x2="6.096cm" svg:y2="6.349cm">
              <text:p/>
            </draw:line>
            <draw:line draw:style-name="gr1" draw:text-style-name="P1" draw:layer="layout" svg:x1="6.35cm" svg:y1="6.603cm" svg:x2="6.35cm" svg:y2="6.349cm">
              <text:p/>
            </draw:line>
            <draw:line draw:style-name="gr1" draw:text-style-name="P1" draw:layer="layout" svg:x1="6.35cm" svg:y1="6.349cm" svg:x2="6.35cm" svg:y2="6.095cm">
              <text:p/>
            </draw:line>
            <draw:line draw:style-name="gr1" draw:text-style-name="P1" draw:layer="layout" svg:x1="6.604cm" svg:y1="6.349cm" svg:x2="6.35cm" svg:y2="6.349cm">
              <text:p/>
            </draw:line>
            <draw:line draw:style-name="gr2" draw:text-style-name="P1" draw:layer="layout" svg:x1="5.461cm" svg:y1="5.079cm" svg:x2="7.239cm" svg:y2="5.079cm">
              <text:p/>
            </draw:line>
            <draw:line draw:style-name="gr2" draw:text-style-name="P1" draw:layer="layout" svg:x1="5.08cm" svg:y1="7.238cm" svg:x2="5.08cm" svg:y2="5.46cm">
              <text:p/>
            </draw:line>
            <draw:line draw:style-name="gr2" draw:text-style-name="P1" draw:layer="layout" svg:x1="7.239cm" svg:y1="7.619cm" svg:x2="5.461cm" svg:y2="7.619cm">
              <text:p/>
            </draw:line>
            <draw:line draw:style-name="gr2" draw:text-style-name="P1" draw:layer="layout" svg:x1="7.62cm" svg:y1="5.46cm" svg:x2="7.62cm" svg:y2="7.238cm">
              <text:p/>
            </draw:line>
            <draw:path draw:style-name="gr1" draw:text-style-name="P1" draw:layer="layout" svg:width="0.024cm" svg:height="0.024cm" draw:transform="rotate (-1.5707963267949) translate (5.4735cm 5.44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5.4735cm 7.22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5.779cm 7.68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5.779cm 9.46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6.477cm 8.63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7.239cm 8.57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7.62cm 7.61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5.461cm 7.61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5.461cm 9.77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7.62cm 9.77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6.414cm 8.825cm)" svg:viewBox="0 0 128 128" svg:d="M0 64c0-35 29-64 65-64 35 0 63 29 63 64s-28 64-63 64c-36 0-65-29-65-64z">
              <text:p/>
            </draw:path>
            <draw:line draw:style-name="gr1" draw:text-style-name="P1" draw:layer="layout" svg:x1="6.35cm" svg:y1="8.889cm" svg:x2="6.096cm" svg:y2="8.889cm">
              <text:p/>
            </draw:line>
            <draw:line draw:style-name="gr1" draw:text-style-name="P1" draw:layer="layout" svg:x1="6.35cm" svg:y1="9.143cm" svg:x2="6.35cm" svg:y2="8.889cm">
              <text:p/>
            </draw:line>
            <draw:line draw:style-name="gr1" draw:text-style-name="P1" draw:layer="layout" svg:x1="6.35cm" svg:y1="8.889cm" svg:x2="6.35cm" svg:y2="8.635cm">
              <text:p/>
            </draw:line>
            <draw:line draw:style-name="gr1" draw:text-style-name="P1" draw:layer="layout" svg:x1="6.604cm" svg:y1="8.889cm" svg:x2="6.35cm" svg:y2="8.889cm">
              <text:p/>
            </draw:line>
            <draw:line draw:style-name="gr2" draw:text-style-name="P1" draw:layer="layout" svg:x1="5.461cm" svg:y1="7.619cm" svg:x2="7.239cm" svg:y2="7.619cm">
              <text:p/>
            </draw:line>
            <draw:line draw:style-name="gr2" draw:text-style-name="P1" draw:layer="layout" svg:x1="5.08cm" svg:y1="9.778cm" svg:x2="5.08cm" svg:y2="8cm">
              <text:p/>
            </draw:line>
            <draw:line draw:style-name="gr2" draw:text-style-name="P1" draw:layer="layout" svg:x1="7.239cm" svg:y1="10.159cm" svg:x2="5.461cm" svg:y2="10.159cm">
              <text:p/>
            </draw:line>
            <draw:line draw:style-name="gr2" draw:text-style-name="P1" draw:layer="layout" svg:x1="7.62cm" svg:y1="8cm" svg:x2="7.62cm" svg:y2="9.778cm">
              <text:p/>
            </draw:line>
            <draw:path draw:style-name="gr1" draw:text-style-name="P1" draw:layer="layout" svg:width="0.024cm" svg:height="0.024cm" draw:transform="rotate (-1.5707963267949) translate (5.4735cm 7.98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5.4735cm 9.76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3.239cm 2.60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3.239cm 4.38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3.937cm 3.55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4.699cm 3.49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5.08cm 2.53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2.921cm 2.53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2.921cm 4.69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5.08cm 4.69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3.874cm 3.745cm)" svg:viewBox="0 0 128 128" svg:d="M0 64c0-35 29-64 65-64 35 0 63 29 63 64s-28 64-63 64c-36 0-65-29-65-64z">
              <text:p/>
            </draw:path>
            <draw:line draw:style-name="gr1" draw:text-style-name="P1" draw:layer="layout" svg:x1="3.81cm" svg:y1="3.809cm" svg:x2="3.556cm" svg:y2="3.809cm">
              <text:p/>
            </draw:line>
            <draw:line draw:style-name="gr1" draw:text-style-name="P1" draw:layer="layout" svg:x1="3.81cm" svg:y1="4.063cm" svg:x2="3.81cm" svg:y2="3.809cm">
              <text:p/>
            </draw:line>
            <draw:line draw:style-name="gr1" draw:text-style-name="P1" draw:layer="layout" svg:x1="3.81cm" svg:y1="3.809cm" svg:x2="3.81cm" svg:y2="3.555cm">
              <text:p/>
            </draw:line>
            <draw:line draw:style-name="gr1" draw:text-style-name="P1" draw:layer="layout" svg:x1="4.064cm" svg:y1="3.809cm" svg:x2="3.81cm" svg:y2="3.809cm">
              <text:p/>
            </draw:line>
            <draw:line draw:style-name="gr2" draw:text-style-name="P1" draw:layer="layout" svg:x1="2.921cm" svg:y1="2.539cm" svg:x2="4.699cm" svg:y2="2.539cm">
              <text:p/>
            </draw:line>
            <draw:line draw:style-name="gr2" draw:text-style-name="P1" draw:layer="layout" svg:x1="2.54cm" svg:y1="4.698cm" svg:x2="2.54cm" svg:y2="2.92cm">
              <text:p/>
            </draw:line>
            <draw:line draw:style-name="gr2" draw:text-style-name="P1" draw:layer="layout" svg:x1="4.699cm" svg:y1="5.079cm" svg:x2="2.921cm" svg:y2="5.079cm">
              <text:p/>
            </draw:line>
            <draw:line draw:style-name="gr2" draw:text-style-name="P1" draw:layer="layout" svg:x1="5.08cm" svg:y1="2.92cm" svg:x2="5.08cm" svg:y2="4.698cm">
              <text:p/>
            </draw:line>
            <draw:path draw:style-name="gr1" draw:text-style-name="P1" draw:layer="layout" svg:width="0.024cm" svg:height="0.024cm" draw:transform="rotate (-1.5707963267949) translate (2.9335cm 2.90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2.9335cm 4.68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3.239cm 5.14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3.239cm 6.92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3.937cm 6.09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4.699cm 6.03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5.08cm 5.07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2.921cm 5.07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2.921cm 7.23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5.08cm 7.23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3.874cm 6.285cm)" svg:viewBox="0 0 128 128" svg:d="M0 64c0-35 29-64 65-64 35 0 63 29 63 64s-28 64-63 64c-36 0-65-29-65-64z">
              <text:p/>
            </draw:path>
            <draw:line draw:style-name="gr1" draw:text-style-name="P1" draw:layer="layout" svg:x1="3.81cm" svg:y1="6.349cm" svg:x2="3.556cm" svg:y2="6.349cm">
              <text:p/>
            </draw:line>
            <draw:line draw:style-name="gr1" draw:text-style-name="P1" draw:layer="layout" svg:x1="3.81cm" svg:y1="6.603cm" svg:x2="3.81cm" svg:y2="6.349cm">
              <text:p/>
            </draw:line>
            <draw:line draw:style-name="gr1" draw:text-style-name="P1" draw:layer="layout" svg:x1="3.81cm" svg:y1="6.349cm" svg:x2="3.81cm" svg:y2="6.095cm">
              <text:p/>
            </draw:line>
            <draw:line draw:style-name="gr1" draw:text-style-name="P1" draw:layer="layout" svg:x1="4.064cm" svg:y1="6.349cm" svg:x2="3.81cm" svg:y2="6.349cm">
              <text:p/>
            </draw:line>
            <draw:line draw:style-name="gr2" draw:text-style-name="P1" draw:layer="layout" svg:x1="2.921cm" svg:y1="5.079cm" svg:x2="4.699cm" svg:y2="5.079cm">
              <text:p/>
            </draw:line>
            <draw:line draw:style-name="gr2" draw:text-style-name="P1" draw:layer="layout" svg:x1="2.54cm" svg:y1="7.238cm" svg:x2="2.54cm" svg:y2="5.46cm">
              <text:p/>
            </draw:line>
            <draw:line draw:style-name="gr2" draw:text-style-name="P1" draw:layer="layout" svg:x1="4.699cm" svg:y1="7.619cm" svg:x2="2.921cm" svg:y2="7.619cm">
              <text:p/>
            </draw:line>
            <draw:line draw:style-name="gr2" draw:text-style-name="P1" draw:layer="layout" svg:x1="5.08cm" svg:y1="5.46cm" svg:x2="5.08cm" svg:y2="7.238cm">
              <text:p/>
            </draw:line>
            <draw:path draw:style-name="gr1" draw:text-style-name="P1" draw:layer="layout" svg:width="0.024cm" svg:height="0.024cm" draw:transform="rotate (-1.5707963267949) translate (2.9335cm 5.44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2.9335cm 7.2255cm)" svg:viewBox="0 0 25 25" svg:d="M0 13c0-7 6-13 13-13 6 0 12 6 12 13 0 6-6 12-12 12-7 0-13-6-13-12z">
              <text:p/>
            </draw:path>
          </draw:g>
          <draw:g>
            <draw:path draw:style-name="gr1" draw:text-style-name="P1" draw:layer="layout" svg:width="0.635cm" svg:height="0.635cm" draw:transform="rotate (-1.5707963267949) translate (3.239cm 7.682cm)" svg:viewBox="0 0 636 636" svg:d="M0 319c0-176 143-319 319-319 175 0 317 143 317 319 0 175-142 317-317 317-176 0-319-142-319-317z">
              <text:p/>
            </draw:path>
            <draw:path draw:style-name="gr1" draw:text-style-name="P1" draw:layer="layout" svg:width="0.635cm" svg:height="0.635cm" draw:transform="rotate (-1.5707963267949) translate (3.239cm 9.46cm)" svg:viewBox="0 0 636 636" svg:d="M0 319c0-176 142-319 319-319 175 0 317 143 317 319 0 175-142 317-317 317-177 0-319-142-319-317z">
              <text:p/>
            </draw:path>
            <draw:path draw:style-name="gr1" draw:text-style-name="P1" draw:layer="layout" svg:width="0.508cm" svg:height="0.508cm" draw:transform="rotate (-1.5707963267949) translate (3.937cm 8.635cm)" svg:viewBox="0 0 509 509" svg:d="M0 254c0-140 113-254 254-254 140 0 255 114 255 254 0 141-115 255-255 255-141 0-254-114-254-255z">
              <text:p/>
            </draw:path>
            <draw:path draw:style-name="gr1" draw:text-style-name="P1" draw:layer="layout" svg:width="0.635cm" svg:height="0.635cm" draw:transform="rotate (-1.5707963267949) translate (4.699cm 8.571cm)" svg:viewBox="0 0 636 636" svg:d="M0 317c0-175 142-317 318-317 175 0 318 142 318 317 0 177-143 319-318 319-176 0-318-142-318-319z">
              <text:p/>
            </draw:path>
            <draw:polyline draw:style-name="gr2" draw:text-style-name="P1" draw:layer="layout" svg:width="0.381cm" svg:height="0.381cm" draw:transform="rotate (-1.5707963267949) translate (5.08cm 7.619cm)" svg:viewBox="0 0 382 382" draw:points="382,0 348,1 314,6 282,13 250,23 219,36 190,51 162,69 136,89 111,111 89,136 68,162 51,190 35,220 22,251 12,282 5,316 1,349 0,382">
              <text:p/>
            </draw:polyline>
            <draw:polyline draw:style-name="gr2" draw:text-style-name="P1" draw:layer="layout" svg:width="0.381cm" svg:height="0.381cm" draw:transform="rotate (-1.5707963267949) translate (2.921cm 7.619cm)" svg:viewBox="0 0 382 382" draw:points="0,0 1,33 5,67 12,99 22,131 35,162 51,191 68,219 89,246 111,270 136,293 162,313 190,331 219,346 250,359 282,369 314,376 348,380 382,382">
              <text:p/>
            </draw:polyline>
            <draw:polyline draw:style-name="gr2" draw:text-style-name="P1" draw:layer="layout" svg:width="0.381cm" svg:height="0.381cm" draw:transform="rotate (-1.5707963267949) translate (2.921cm 9.778cm)" svg:viewBox="0 0 382 382" draw:points="0,382 33,380 67,376 99,369 131,359 162,346 191,331 219,313 245,293 270,270 292,246 313,219 330,191 346,162 359,131 369,99 376,67 380,33 382,0">
              <text:p/>
            </draw:polyline>
            <draw:polyline draw:style-name="gr2" draw:text-style-name="P1" draw:layer="layout" svg:width="0.381cm" svg:height="0.381cm" draw:transform="rotate (-1.5707963267949) translate (5.08cm 9.778cm)" svg:viewBox="0 0 382 382" draw:points="382,382 380,349 376,316 369,282 359,251 346,220 330,190 313,162 292,136 270,111 245,89 219,69 191,51 162,36 131,23 99,13 67,6 33,1 0,0">
              <text:p/>
            </draw:polyline>
            <draw:path draw:style-name="gr1" draw:text-style-name="P1" draw:layer="layout" svg:width="0.127cm" svg:height="0.127cm" draw:transform="rotate (-1.5707963267949) translate (3.874cm 8.825cm)" svg:viewBox="0 0 128 128" svg:d="M0 64c0-35 29-64 65-64 35 0 63 29 63 64s-28 64-63 64c-36 0-65-29-65-64z">
              <text:p/>
            </draw:path>
            <draw:line draw:style-name="gr1" draw:text-style-name="P1" draw:layer="layout" svg:x1="3.81cm" svg:y1="8.889cm" svg:x2="3.556cm" svg:y2="8.889cm">
              <text:p/>
            </draw:line>
            <draw:line draw:style-name="gr1" draw:text-style-name="P1" draw:layer="layout" svg:x1="3.81cm" svg:y1="9.143cm" svg:x2="3.81cm" svg:y2="8.889cm">
              <text:p/>
            </draw:line>
            <draw:line draw:style-name="gr1" draw:text-style-name="P1" draw:layer="layout" svg:x1="3.81cm" svg:y1="8.889cm" svg:x2="3.81cm" svg:y2="8.635cm">
              <text:p/>
            </draw:line>
            <draw:line draw:style-name="gr1" draw:text-style-name="P1" draw:layer="layout" svg:x1="4.064cm" svg:y1="8.889cm" svg:x2="3.81cm" svg:y2="8.889cm">
              <text:p/>
            </draw:line>
            <draw:line draw:style-name="gr2" draw:text-style-name="P1" draw:layer="layout" svg:x1="2.921cm" svg:y1="7.619cm" svg:x2="4.699cm" svg:y2="7.619cm">
              <text:p/>
            </draw:line>
            <draw:line draw:style-name="gr2" draw:text-style-name="P1" draw:layer="layout" svg:x1="2.54cm" svg:y1="9.778cm" svg:x2="2.54cm" svg:y2="8cm">
              <text:p/>
            </draw:line>
            <draw:line draw:style-name="gr2" draw:text-style-name="P1" draw:layer="layout" svg:x1="4.699cm" svg:y1="10.159cm" svg:x2="2.921cm" svg:y2="10.159cm">
              <text:p/>
            </draw:line>
            <draw:line draw:style-name="gr2" draw:text-style-name="P1" draw:layer="layout" svg:x1="5.08cm" svg:y1="8cm" svg:x2="5.08cm" svg:y2="9.778cm">
              <text:p/>
            </draw:line>
            <draw:path draw:style-name="gr1" draw:text-style-name="P1" draw:layer="layout" svg:width="0.024cm" svg:height="0.024cm" draw:transform="rotate (-1.5707963267949) translate (2.9335cm 7.9875cm)" svg:viewBox="0 0 25 25" svg:d="M0 13c0-7 6-13 13-13 6 0 12 6 12 13 0 6-6 12-12 12-7 0-13-6-13-12z">
              <text:p/>
            </draw:path>
            <draw:path draw:style-name="gr1" draw:text-style-name="P1" draw:layer="layout" svg:width="0.024cm" svg:height="0.024cm" draw:transform="rotate (-1.5707963267949) translate (2.9335cm 9.7655cm)" svg:viewBox="0 0 25 25" svg:d="M0 13c0-7 6-13 13-13 6 0 12 6 12 13 0 6-6 12-12 12-7 0-13-6-13-1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4T10:38:29.867816389</dc:date>
    <dc:creator>Anool Mahidharia</dc:creator>
    <meta:editing-duration>PT1H16M25S</meta:editing-duration>
    <meta:editing-cycles>4</meta:editing-cycles>
    <meta:generator>LibreOffice/5.4.1.2$Linux_X86_64 LibreOffice_project/ea7cb86e6eeb2bf3a5af73a8f7777ac570321527</meta:generator>
    <meta:document-statistic meta:object-count="421"/>
  </office:meta>
</office:document-meta>
</file>